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 style:vertical-align="middl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cks-db-diagram" table:style-name="ta1">
        <table:shapes>
          <draw:line draw:z-index="0" draw:name="Line 1" draw:style-name="gr1" draw:text-style-name="P1" svg:x1="2.1409in" svg:y1="0.3453in" svg:x2="0.2051in" svg:y2="0.8051in">
            <text:p/>
          </draw:line>
          <draw:line draw:z-index="1" draw:name="Line 2" draw:style-name="gr1" draw:text-style-name="P1" svg:x1="6.7614in" svg:y1="0.3555in" svg:x2="0.1835in" svg:y2="2.928in">
            <text:p/>
          </draw:line>
          <draw:line draw:z-index="2" draw:name="Line 3" draw:style-name="gr1" draw:text-style-name="P1" svg:x1="7.5469in" svg:y1="0.387in" svg:x2="0.1728in" svg:y2="3.9634in">
            <text:p/>
          </draw:line>
          <draw:line draw:z-index="3" draw:name="Line 4" draw:style-name="gr1" draw:text-style-name="P1" svg:x1="4.898in" svg:y1="0.8992in" svg:x2="0.3453in" svg:y2="1.3492in">
            <text:p/>
          </draw:line>
          <draw:line draw:z-index="4" draw:name="Line 6" draw:style-name="gr1" draw:text-style-name="P1" svg:x1="1.2484in" svg:y1="3.3673in" svg:x2="0.2268in" svg:y2="1.9346in">
            <text:p/>
          </draw:line>
          <draw:line draw:z-index="5" draw:name="Line 8" draw:style-name="gr1" draw:text-style-name="P1" svg:x1="5.0705in" svg:y1="0.387in" svg:x2="7.2362in" svg:y2="2.7921in">
            <text:p/>
          </draw:line>
          <draw:line draw:z-index="6" draw:name="Line 9" draw:style-name="gr1" draw:text-style-name="P1" svg:x1="4.5102in" svg:y1="0.3764in" svg:x2="7.2772in" svg:y2="3.3358in">
            <text:p/>
          </draw:line>
          <draw:line draw:z-index="7" draw:name="Line 10" draw:style-name="gr1" draw:text-style-name="P1" svg:x1="2.4087in" svg:y1="0.9098in" svg:x2="7.215in" svg:y2="4.4547in">
            <text:p/>
          </draw:line>
          <draw:line draw:z-index="8" draw:name="Line 11" draw:style-name="gr1" draw:text-style-name="P1" svg:x1="3.1in" svg:y1="0.8992in" svg:x2="7.2472in" svg:y2="3.8795in">
            <text:p/>
          </draw:line>
          <draw:line draw:z-index="9" draw:name="Line 7" draw:style-name="gr1" draw:text-style-name="P1" svg:x1="3.7551in" svg:y1="0.9098in" svg:x2="7.2039in" svg:y2="2.3425in">
            <text:p/>
          </draw:line>
          <draw:line draw:z-index="10" draw:name="Line 5" draw:style-name="gr1" draw:text-style-name="P1" svg:x1="0.4102in" svg:y1="3.3776in" svg:x2="0.1618in" svg:y2="3.0429in">
            <text:p/>
          </draw:line>
          <draw:line draw:z-index="11" draw:name="Line 12" draw:style-name="gr1" draw:text-style-name="P1" svg:x1="1.3055in" svg:y1="4.413in" svg:x2="0.0862in" svg:y2="2.4992in">
            <text:p/>
          </draw:line>
          <draw:line draw:z-index="12" draw:name="Line 13" draw:style-name="gr1" draw:text-style-name="P1" svg:x1="0.4425in" svg:y1="4.4547in" svg:x2="0.1185in" svg:y2="4.1098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ck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limb</text:p>
          </table:table-cell>
          <table:table-cell table:style-name="ce2" office:value-type="string" calcext:value-type="string">
            <text:p>pitches</text:p>
          </table:table-cell>
          <table:table-cell table:style-name="ce2" office:value-type="string" calcext:value-type="string">
            <text:p>height</text:p>
          </table:table-cell>
          <table:table-cell table:style-name="ce3" office:value-type="string" calcext:value-type="string">
            <text:p>success</text:p>
          </table:table-cell>
          <table:table-cell table:style-name="ce2" office:value-type="string" calcext:value-type="string">
            <text:p>style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guided_id</text:p>
          </table:table-cell>
          <table:table-cell table:style-name="ce4" office:value-type="string" calcext:value-type="string">
            <text:p>climbed_id</text:p>
          </table:table-cell>
          <table:table-cell/>
          <table:table-cell table:style-name="ce8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commitment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ps</text:p>
          </table:table-cell>
          <table:table-cell table:style-name="ce9" office:value-type="string" calcext:value-type="string">
            <text:p>area</text:p>
          </table:table-cell>
          <table:table-cell table:style-name="ce12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ea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area_name</text:p>
          </table:table-cell>
          <table:table-cell table:style-name="ce2" office:value-type="string" calcext:value-type="string">
            <text:p>country</text:p>
          </table:table-cell>
          <table:table-cell table:style-name="ce9" office:value-type="string" calcext:value-type="string">
            <text:p>state</text:p>
          </table:table-cell>
          <table:table-cell table:style-name="ce3" office:value-type="string" calcext:value-type="string">
            <text:p>not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name</text:p>
          </table:table-cell>
          <table:table-cell table:style-name="ce9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tners</text:p>
          </table:table-cell>
          <table:table-cell table:number-columns-repeated="8"/>
          <table:table-cell office:value-type="string" calcext:value-type="string">
            <text:p>grad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fname</text:p>
          </table:table-cell>
          <table:table-cell table:style-name="ce2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5"/>
          <table:table-cell table:style-name="ce1"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8"/>
          <table:table-cell office:value-type="string" calcext:value-type="string">
            <text:p>styl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company</text:p>
          </table:table-cell>
          <table:table-cell table:style-name="ce3" office:value-type="string" calcext:value-type="string">
            <text:p>tip</text:p>
          </table:table-cell>
          <table:table-cell table:style-name="ce4" office:value-type="string" calcext:value-type="string">
            <text:p>notes</text:p>
          </table:table-cell>
          <table:table-cell/>
          <table:table-cell table:style-name="ce8" table:number-columns-repeated="2"/>
          <table:table-cell table:number-columns-repeated="2"/>
          <table:table-cell table:style-name="ce1" office:value-type="string" calcext:value-type="string">
            <text:p>styl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_client</text:p>
          </table:table-cell>
          <table:table-cell table:number-columns-repeated="8"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uided_id</text:p>
          </table:table-cell>
          <table:table-cell table:style-name="ce1" office:value-type="string" calcext:value-type="string">
            <text:p>client_id</text:p>
          </table:table-cell>
          <table:table-cell table:number-columns-repeated="7"/>
          <table:table-cell table:style-name="ce1" office:value-type="string" calcext:value-type="string">
            <text:p>styl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partners</text:p>
          </table:table-cell>
          <table:table-cell table:number-columns-repeated="8"/>
          <table:table-cell office:value-type="string" calcext:value-type="string">
            <text:p>commitme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number-columns-repeated="7"/>
          <table:table-cell table:style-name="ce1"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with</text:p>
          </table:table-cell>
          <table:table-cell table:number-columns-repeated="8"/>
          <table:table-cell office:value-type="string" calcext:value-type="string">
            <text:p>climb_ty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limbing_id</text:p>
          </table:table-cell>
          <table:table-cell table:style-name="ce1" office:value-type="string" calcext:value-type="string">
            <text:p>partner_id</text:p>
          </table:table-cell>
          <table:table-cell table:number-columns-repeated="7"/>
          <table:table-cell table:style-name="ce1" office:value-type="string" calcext:value-type="string">
            <text:p>typ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1:01:54.843436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0T19:17:50.799266387</dc:date>
    <meta:editing-duration>PT15H3M52S</meta:editing-duration>
    <meta:editing-cycles>22</meta:editing-cycles>
    <meta:generator>LibreOffice/24.8.6.2$Linux_X86_64 LibreOffice_project/480$Build-2</meta:generator>
    <meta:document-statistic meta:table-count="1" meta:cell-count="60" meta:object-count="13"/>
  </office:meta>
</office:document-meta>
</file>